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44d86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08dc82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bold" officeooo:paragraph-rsid="0007704c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normal" officeooo:paragraph-rsid="00044d86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paragraph-rsid="0007704c" style:font-weight-asian="normal" style:font-weight-complex="normal"/>
    </style:style>
    <style:style style:name="T1" style:family="text">
      <style:text-properties officeooo:rsid="00044d86"/>
    </style:style>
    <style:style style:name="T2" style:family="text">
      <style:text-properties officeooo:rsid="00178c04"/>
    </style:style>
    <style:style style:name="T3" style:family="text">
      <style:text-properties officeooo:rsid="001857fa"/>
    </style:style>
    <style:style style:name="T4" style:family="text">
      <style:text-properties fo:font-weight="bold" officeooo:rsid="00044d86" style:font-weight-asian="bold" style:font-weight-complex="bold"/>
    </style:style>
    <style:style style:name="T5" style:family="text">
      <style:text-properties officeooo:rsid="00059b86"/>
    </style:style>
    <style:style style:name="T6" style:family="text">
      <style:text-properties officeooo:rsid="0007704c"/>
    </style:style>
    <style:style style:name="T7" style:family="text">
      <style:text-properties officeooo:rsid="0008d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2">. Invenção pura</text:span></text:h>
      <text:p text:style-name="P4"><text:span text:style-name="T2">Foi necessário criar classes para tratar as operações do banco </text:span><text:span text:style-name="T3">(EntidadeTable)</text:span><text:span text:style-name="T2">. </text:span><text:span text:style-name="T3">Embora elas não representem um conceito do </text:span><text:span text:style-name="T2">domínio </text:span><text:span text:style-name="T3">sua inserção visa o aumento da </text:span><text:span text:style-name="T2">coesão, </text:span><text:span text:style-name="T3">diminuição do acoplamento </text:span><text:span text:style-name="T2">e </text:span><text:span text:style-name="T3">possibilitando o </text:span><text:span text:style-name="T2">reuso.</text:span><text:span text:style-name="T1"> Por exemplo, a entidade Municipio tem a classe </text:span><text:span text:style-name="T4">MunicipioTable</text:span><text:span text:style-name="T1"> para tratar das operações do banco. </text:span><text:span text:style-name="T5">Essas classes estão localizadas dentro da pasta Model.</text:span></text:p>
      <text:p text:style-name="P4"><text:span text:style-name="T5"/></text:p>
      <text:p text:style-name="P3"><text:span text:style-name="T6">Polimorfismo</text:span></text:p>
      <text:p text:style-name="P5"><text:span text:style-name="T7">Através do </text:span><text:span text:style-name="T6">polimorfismo é possível atribuir uma responsabilidade mudando seu comportamento dependendo do tipo e substituir um componente por outro sem afetar o cliente. O sistema de ocorrência possui vários tipos de crimes (homicídio, lesão, </text:span><text:bookmark-start text:name="__DdeLink__87_512327412"/><text:span text:style-name="T6">apreensão de carro</text:span><text:bookmark-end text:name="__DdeLink__87_512327412"/><text:span text:style-name="T6">, <text:s/>apreensão de arma e de <text:s/>apreensão de droga). Logo, foi criado a seguinte estrutura:</text:span></text:p>
      <text:p text:style-name="P5"><text:span text:style-name="T6"/></text:p>
      <text:p text:style-name="P5"><text:span text:style-name="T6"/></text:p>
      <text:p text:style-name="P2"><text:span text:style-name="T7">Como o comportamento da responsabilidade varia para cada tipo de crime, pelo polimorfismo, atribuímos a responsabilidade de adaptação aos objetos adaptadores implementando uma operação polimórfica obterDescrica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1:22:11</meta:creation-date>
    <dc:date>2014-05-14T23:26:43</dc:date>
    <meta:editing-duration>PT17M5S</meta:editing-duration>
    <meta:editing-cycles>1</meta:editing-cycles>
    <meta:document-statistic meta:table-count="0" meta:image-count="0" meta:object-count="0" meta:page-count="1" meta:paragraph-count="5" meta:word-count="138" meta:character-count="961" meta:non-whitespace-character-count="824"/>
    <meta:generator>LibreOffice/4.0.2.2$Linux_X86_64 LibreOffice_project/400m0$Build-2</meta:generator>
  </office:meta>
</office:document-meta>
</file>